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clinicaltrials.gov/ct2/results?term=williams+syndrome&amp;Search=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lisa Scopinaro</meta:initial-creator>
    <meta:creation-date>2013-10-05T15:56:26.90</meta:creation-date>
    <meta:document-statistic meta:table-count="0" meta:image-count="0" meta:object-count="0" meta:page-count="1" meta:paragraph-count="1" meta:word-count="1" meta:character-count="74"/>
    <dc:date>2013-10-05T15:56:47.92</dc:date>
    <dc:creator>Annalisa Scopinaro</dc:creator>
    <meta:editing-duration>PT21S</meta:editing-duration>
    <meta:editing-cycles>1</meta:editing-cycles>
    <meta:generator>OpenOffice.org/3.4.1$Win32 OpenOffice.org_project/341m1$Build-9593</meta:generator>
  </office:meta>
</office:document-meta>
</file>